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Inconsolata" svg:font-family="Inconsolata" style:font-pitch="fixed"/>
    <style:font-face style:name="Arial" svg:font-family="Arial" style:font-family-generic="roman" style:font-pitch="variable"/>
    <style:font-face style:name="Calibri" svg:font-family="Calibri" style:font-family-generic="roman" style:font-pitch="variable"/>
    <style:font-face style:name="MS Gothic" svg:font-family="'MS Gothic'" style:font-family-generic="roman" style:font-pitch="variable"/>
    <style:font-face style:name="Segoe UI" svg:font-family="'Segoe UI'"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MS Gothic1" svg:font-family="'MS Gothic'"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7.2431in" fo:margin-left="0.2535in" fo:margin-top="0in" fo:margin-bottom="0in" table:align="left" style:writing-mode="lr-tb"/>
    </style:style>
    <style:style style:name="Table1.A" style:family="table-column">
      <style:table-column-properties style:column-width="3.6632in"/>
    </style:style>
    <style:style style:name="Table1.B" style:family="table-column">
      <style:table-column-properties style:column-width="3.5799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margin-top="0in" fo:margin-bottom="0in" style:contextual-spacing="false" fo:line-height="100%"/>
      <style:text-properties style:font-name="Verdana" fo:font-size="10pt" fo:font-weight="bold" style:font-size-asian="10pt" style:font-weight-asian="bold" style:font-size-complex="10pt"/>
    </style:style>
    <style:style style:name="P2" style:family="paragraph" style:parent-style-name="Standard">
      <style:paragraph-properties fo:margin-top="0in" fo:margin-bottom="0in" style:contextual-spacing="false" fo:line-height="100%" fo:text-align="center" style:justify-single-word="false"/>
      <style:text-properties style:font-name="Verdana" fo:font-size="10pt" fo:font-weight="bold" style:font-size-asian="10pt" style:font-weight-asian="bold" style:font-size-complex="10pt"/>
    </style:style>
    <style:style style:name="P3" style:family="paragraph" style:parent-style-name="Standard">
      <style:paragraph-properties fo:margin-top="0in" fo:margin-bottom="0in" style:contextual-spacing="false" fo:line-height="100%"/>
      <style:text-properties style:font-name="Verdana" fo:font-size="10pt" fo:font-weight="bold" style:font-name-asian="Times New Roman1" style:font-size-asian="10pt" style:font-weight-asian="bold" style:font-name-complex="Times New Roman1" style:font-size-complex="10pt"/>
    </style:style>
    <style:style style:name="P4" style:family="paragraph" style:parent-style-name="Standard">
      <style:paragraph-properties fo:margin-top="0in" fo:margin-bottom="0in" style:contextual-spacing="false" fo:line-height="100%"/>
      <style:text-properties style:font-name="Verdana" fo:font-size="10pt" style:font-size-asian="10pt" style:font-size-complex="10pt"/>
    </style:style>
    <style:style style:name="P5" style:family="paragraph" style:parent-style-name="Standard">
      <style:paragraph-properties fo:margin-top="0in" fo:margin-bottom="0in" style:contextual-spacing="false" fo:line-height="100%" fo:text-align="start" style:justify-single-word="false" fo:orphans="2" fo:widows="2"/>
      <style:text-properties style:font-name="Verdana" fo:font-size="10pt" fo:language="en" fo:country="US" style:letter-kerning="false" style:font-name-asian="ＭＳ 明朝" style:font-size-asian="10pt" style:language-asian="en" style:country-asian="US" style:font-size-complex="10pt" style:language-complex="ar" style:country-complex="SA"/>
    </style:style>
    <style:style style:name="P6" style:family="paragraph" style:parent-style-name="Standard">
      <style:paragraph-properties fo:margin-top="0in" fo:margin-bottom="0in" style:contextual-spacing="false" fo:line-height="100%" fo:text-align="start" style:justify-single-word="false" fo:orphans="2" fo:widows="2"/>
      <style:text-properties style:font-name="Verdana" fo:font-size="10pt" fo:language="en" fo:country="US" officeooo:rsid="00026030" officeooo:paragraph-rsid="00026030" style:letter-kerning="false" style:font-name-asian="ＭＳ 明朝" style:font-size-asian="10pt" style:language-asian="en" style:country-asian="US" style:font-size-complex="10pt" style:language-complex="ar" style:country-complex="SA"/>
    </style:style>
    <style:style style:name="P7" style:family="paragraph" style:parent-style-name="Standard">
      <style:paragraph-properties fo:margin-top="0in" fo:margin-bottom="0in" style:contextual-spacing="false" fo:line-height="100%"/>
      <style:text-properties style:font-name="Verdana" fo:font-size="10pt" officeooo:rsid="00026030" style:font-name-asian="Times New Roman1" style:font-size-asian="10pt" style:font-name-complex="Times New Roman1" style:font-size-complex="10pt"/>
    </style:style>
    <style:style style:name="P8" style:family="paragraph" style:parent-style-name="Standard">
      <style:paragraph-properties fo:margin-top="0in" fo:margin-bottom="0in" style:contextual-spacing="false" fo:line-height="100%"/>
      <style:text-properties style:font-name="Verdana" fo:font-size="10pt" officeooo:rsid="0008c088" officeooo:paragraph-rsid="00044f42" style:font-name-asian="Times New Roman1" style:font-size-asian="10pt" style:font-name-complex="Times New Roman1" style:font-size-complex="10pt"/>
    </style:style>
    <style:style style:name="P9" style:family="paragraph" style:parent-style-name="Standard">
      <style:paragraph-properties fo:margin-top="0in" fo:margin-bottom="0in" style:contextual-spacing="false" fo:line-height="100%"/>
    </style:style>
    <style:style style:name="P10" style:family="paragraph" style:parent-style-name="Standard">
      <loext:graphic-properties draw:fill="solid" draw:fill-color="#ffffff"/>
      <style:paragraph-properties fo:margin-top="0in" fo:margin-bottom="0in" style:contextual-spacing="false" fo:line-height="100%" fo:background-color="#ffffff"/>
    </style:style>
    <style:style style:name="P11" style:family="paragraph" style:parent-style-name="Standard">
      <loext:graphic-properties draw:fill="solid" draw:fill-color="#ffffff"/>
      <style:paragraph-properties fo:margin-top="0in" fo:margin-bottom="0in" style:contextual-spacing="false" fo:line-height="100%" fo:text-align="center" style:justify-single-word="false" fo:background-color="#ffffff"/>
      <style:text-properties fo:color="#222222" loext:opacity="100%" style:font-name="Arial" fo:font-size="12pt" style:font-name-asian="Times New Roman1" style:font-size-asian="12pt" style:font-name-complex="Arial1" style:font-size-complex="12pt"/>
    </style:style>
    <style:style style:name="P12" style:family="paragraph" style:parent-style-name="Standard">
      <loext:graphic-properties draw:fill="solid" draw:fill-color="#ffffff"/>
      <style:paragraph-properties fo:margin-top="0in" fo:margin-bottom="0in" style:contextual-spacing="false" fo:line-height="100%" fo:background-color="#ffffff"/>
      <style:text-properties fo:color="#222222" loext:opacity="100%" style:font-name="Arial" fo:font-size="12pt" style:font-name-asian="Times New Roman1" style:font-size-asian="12pt" style:font-name-complex="Arial1" style:font-size-complex="12pt"/>
    </style:style>
    <style:style style:name="P13" style:family="paragraph" style:parent-style-name="Standard">
      <loext:graphic-properties draw:fill="solid" draw:fill-color="#ffffff"/>
      <style:paragraph-properties fo:margin-top="0in" fo:margin-bottom="0in" style:contextual-spacing="false" fo:line-height="100%" fo:text-align="center" style:justify-single-word="false" fo:background-color="#ffffff"/>
      <style:text-properties fo:color="#222222" loext:opacity="100%" style:font-name="Verdana" fo:font-size="10pt" fo:font-weight="bold" style:font-name-asian="Times New Roman1" style:font-size-asian="10pt" style:font-weight-asian="bold" style:font-name-complex="Arial1" style:font-size-complex="10pt" style:font-weight-complex="bold"/>
    </style:style>
    <style:style style:name="P14" style:family="paragraph" style:parent-style-name="Standard">
      <loext:graphic-properties draw:fill="solid" draw:fill-color="#ffffff"/>
      <style:paragraph-properties fo:margin-top="0in" fo:margin-bottom="0in" style:contextual-spacing="false" fo:line-height="100%" fo:background-color="#ffffff"/>
      <style:text-properties fo:color="#222222" loext:opacity="100%" style:font-name="Verdana" fo:font-size="10pt" style:font-name-asian="Times New Roman1" style:font-size-asian="10pt" style:font-name-complex="Arial1" style:font-size-complex="10pt"/>
    </style:style>
    <style:style style:name="P15" style:family="paragraph" style:parent-style-name="Standard">
      <style:paragraph-properties fo:margin-top="0in" fo:margin-bottom="0in" style:contextual-spacing="false" style:line-height-at-least="0.198in"/>
      <style:text-properties fo:color="#000000" loext:opacity="100%" style:font-name="Inconsolata" fo:font-size="10.5pt" fo:font-weight="normal" fo:background-color="transparent"/>
    </style:style>
    <style:style style:name="P16" style:family="paragraph" style:parent-style-name="Standard">
      <style:paragraph-properties fo:margin-top="0in" fo:margin-bottom="0in" style:contextual-spacing="false" fo:line-height="100%"/>
      <style:text-properties officeooo:rsid="00044f42" officeooo:paragraph-rsid="00044f42"/>
    </style:style>
    <style:style style:name="P17" style:family="paragraph" style:parent-style-name="Standard">
      <style:paragraph-properties fo:margin-top="0in" fo:margin-bottom="0in" style:contextual-spacing="false" fo:line-height="100%"/>
      <style:text-properties officeooo:rsid="0008c088" officeooo:paragraph-rsid="0008c088"/>
    </style:style>
    <style:style style:name="P18" style:family="paragraph" style:parent-style-name="Standard">
      <style:paragraph-properties fo:margin-top="0in" fo:margin-bottom="0in" style:contextual-spacing="false" fo:line-height="100%"/>
      <style:text-properties officeooo:rsid="0017fe9c" officeooo:paragraph-rsid="0017fe9c"/>
    </style:style>
    <style:style style:name="P19" style:family="paragraph" style:parent-style-name="Standard">
      <style:paragraph-properties fo:margin-top="0in" fo:margin-bottom="0in" style:contextual-spacing="false" fo:line-height="100%" fo:break-before="page"/>
    </style:style>
    <style:style style:name="P20" style:family="paragraph" style:parent-style-name="Standard">
      <style:paragraph-properties fo:margin-left="0.25in" fo:margin-right="0in" fo:margin-top="0in" fo:margin-bottom="0in" style:contextual-spacing="false" fo:line-height="100%" fo:text-indent="0in" style:auto-text-indent="false"/>
    </style:style>
    <style:style style:name="P21" style:family="paragraph" style:parent-style-name="Standard">
      <style:paragraph-properties fo:margin-left="0.25in" fo:margin-right="0in" fo:margin-top="0in" fo:margin-bottom="0in" style:contextual-spacing="false" fo:line-height="100%" fo:text-indent="0in" style:auto-text-indent="false"/>
      <style:text-properties style:font-name="Verdana" fo:font-size="10pt" fo:font-style="italic" style:font-size-asian="10pt" style:font-style-asian="italic" style:font-size-complex="10pt"/>
    </style:style>
    <style:style style:name="P22" style:family="paragraph" style:parent-style-name="Standard">
      <style:paragraph-properties fo:margin-left="0.25in" fo:margin-right="0in" fo:margin-top="0in" fo:margin-bottom="0in" style:contextual-spacing="false" fo:line-height="100%" fo:text-indent="0in" style:auto-text-indent="false"/>
      <style:text-properties style:font-name="Verdana" fo:font-size="10pt" style:font-size-asian="10pt" style:font-size-complex="10pt"/>
    </style:style>
    <style:style style:name="P23" style:family="paragraph" style:parent-style-name="Standard">
      <style:paragraph-properties fo:margin-left="0.25in" fo:margin-right="0in" fo:margin-top="0in" fo:margin-bottom="0in" style:contextual-spacing="false" fo:line-height="100%" fo:text-indent="0in" style:auto-text-indent="false"/>
      <style:text-properties style:font-name="Verdana" fo:font-size="10pt" fo:font-weight="bold" style:font-size-asian="10pt" style:font-weight-asian="bold" style:font-size-complex="10pt" style:font-weight-complex="bold"/>
    </style:style>
    <style:style style:name="P24" style:family="paragraph" style:parent-style-name="Standard">
      <style:paragraph-properties fo:margin-left="0.5in" fo:margin-right="0in" fo:margin-top="0in" fo:margin-bottom="0in" style:contextual-spacing="false" fo:line-height="100%" fo:text-indent="0in" style:auto-text-indent="false"/>
      <style:text-properties style:font-name="Verdana" fo:font-size="10pt" fo:font-weight="bold" style:font-name-asian="Times New Roman1" style:font-size-asian="10pt" style:font-weight-asian="bold" style:font-name-complex="Times New Roman1" style:font-size-complex="10pt"/>
    </style:style>
    <style:style style:name="P25" style:family="paragraph" style:parent-style-name="Standard" style:master-page-name="Standard">
      <style:paragraph-properties fo:margin-top="0in" fo:margin-bottom="0in" style:contextual-spacing="false" fo:line-height="100%" fo:text-align="center" style:justify-single-word="false" style:page-number="auto"/>
      <style:text-properties style:font-name="Verdana" fo:font-size="10pt" fo:font-weight="bold" style:font-size-asian="10pt" style:font-weight-asian="bold" style:font-size-complex="10pt"/>
    </style:style>
    <style:style style:name="P26" style:family="paragraph" style:parent-style-name="Standard">
      <style:paragraph-properties fo:margin-top="0in" fo:margin-bottom="0in" style:contextual-spacing="false" fo:line-height="100%"/>
      <style:text-properties style:font-name="Verdana" fo:font-size="10pt" officeooo:rsid="0017da33" style:font-size-asian="10pt" style:font-size-complex="10pt"/>
    </style:style>
    <style:style style:name="P27" style:family="paragraph" style:parent-style-name="Standard">
      <style:paragraph-properties fo:margin-top="0in" fo:margin-bottom="0in" style:contextual-spacing="false" fo:line-height="100%"/>
    </style:style>
    <style:style style:name="P28" style:family="paragraph" style:parent-style-name="Standard">
      <style:paragraph-properties fo:margin-left="0.25in" fo:margin-right="0in" fo:margin-top="0in" fo:margin-bottom="0in" style:contextual-spacing="false" fo:line-height="100%" fo:text-indent="0in" style:auto-text-indent="false"/>
      <style:text-properties style:font-name="Verdana" fo:font-size="10pt" style:font-size-asian="10pt" style:font-size-complex="10pt"/>
    </style:style>
    <style:style style:name="P29" style:family="paragraph" style:parent-style-name="Text_20_body">
      <style:paragraph-properties fo:margin-top="0in" fo:margin-bottom="0in" style:contextual-spacing="false" fo:line-height="100%"/>
    </style:style>
    <style:style style:name="T1" style:family="text">
      <style:text-properties style:font-name="Verdana" fo:font-size="10pt" fo:font-weight="bold" style:font-size-asian="10pt" style:font-weight-asian="bold" style:font-size-complex="10pt"/>
    </style:style>
    <style:style style:name="T2" style:family="text">
      <style:text-properties style:font-name="Verdana" fo:font-size="10pt" fo:font-weight="bold" style:font-name-asian="Times New Roman1" style:font-size-asian="10pt" style:font-weight-asian="bold" style:font-name-complex="Times New Roman1" style:font-size-complex="10pt"/>
    </style:style>
    <style:style style:name="T3" style:family="text">
      <style:text-properties style:font-name="Verdana" fo:font-size="10pt" style:font-size-asian="10pt" style:font-size-complex="10pt"/>
    </style:style>
    <style:style style:name="T4" style:family="text">
      <style:text-properties style:font-name="Verdana" fo:font-size="10pt" officeooo:rsid="00026030" style:font-size-asian="10pt" style:font-size-complex="10pt"/>
    </style:style>
    <style:style style:name="T5" style:family="text">
      <style:text-properties style:font-name="Verdana" fo:font-size="10pt" officeooo:rsid="000dae51" style:font-size-asian="10pt" style:font-size-complex="10pt"/>
    </style:style>
    <style:style style:name="T6" style:family="text">
      <style:text-properties style:font-name="Verdana" fo:font-size="10pt" officeooo:rsid="000f9300" style:font-size-asian="10pt" style:font-size-complex="10pt"/>
    </style:style>
    <style:style style:name="T7" style:family="text">
      <style:text-properties style:font-name="Verdana" fo:font-size="10pt" officeooo:rsid="00119e87" style:font-size-asian="10pt" style:font-size-complex="10pt"/>
    </style:style>
    <style:style style:name="T8" style:family="text">
      <style:text-properties style:font-name="Verdana" fo:font-size="10pt" officeooo:rsid="001314d3" style:font-size-asian="10pt" style:font-size-complex="10pt"/>
    </style:style>
    <style:style style:name="T9" style:family="text">
      <style:text-properties style:font-name="Verdana" fo:font-size="10pt" officeooo:rsid="001372a6" style:font-size-asian="10pt" style:font-size-complex="10pt"/>
    </style:style>
    <style:style style:name="T10" style:family="text">
      <style:text-properties style:font-name="Verdana" fo:font-size="10pt" officeooo:rsid="0015fbd8" style:font-size-asian="10pt" style:font-size-complex="10pt"/>
    </style:style>
    <style:style style:name="T11" style:family="text">
      <style:text-properties style:font-name="Verdana" fo:font-size="10pt" officeooo:rsid="0017da33" style:font-size-asian="10pt" style:font-size-complex="10pt"/>
    </style:style>
    <style:style style:name="T12" style:family="text">
      <style:text-properties style:font-name="Verdana" fo:font-size="10pt" officeooo:rsid="00180fab" style:font-size-asian="10pt" style:font-size-complex="10pt"/>
    </style:style>
    <style:style style:name="T13" style:family="text">
      <style:text-properties style:font-name="Verdana" fo:font-size="10pt" officeooo:rsid="002022ff" style:font-size-asian="10pt" style:font-size-complex="10pt"/>
    </style:style>
    <style:style style:name="T14" style:family="text">
      <style:text-properties style:font-name="Verdana" fo:font-size="10pt" officeooo:rsid="00214016" style:font-size-asian="10pt" style:font-size-complex="10pt"/>
    </style:style>
    <style:style style:name="T15" style:family="text">
      <style:text-properties style:font-name="Verdana" fo:font-size="10pt" officeooo:rsid="0022f138" style:font-size-asian="10pt" style:font-size-complex="10pt"/>
    </style:style>
    <style:style style:name="T16" style:family="text">
      <style:text-properties style:font-name="Verdana" fo:font-size="10pt" officeooo:rsid="00241f98" style:font-size-asian="10pt" style:font-size-complex="10pt"/>
    </style:style>
    <style:style style:name="T17" style:family="text">
      <style:text-properties style:font-name="Verdana" fo:font-size="10pt" style:font-name-asian="Times New Roman1" style:font-size-asian="10pt" style:font-name-complex="Times New Roman1" style:font-size-complex="10pt"/>
    </style:style>
    <style:style style:name="T18" style:family="text">
      <style:text-properties style:font-name="Verdana" fo:font-size="10pt" officeooo:rsid="00026030" style:font-name-asian="Times New Roman1" style:font-size-asian="10pt" style:font-name-complex="Times New Roman1" style:font-size-complex="10pt"/>
    </style:style>
    <style:style style:name="T19" style:family="text">
      <style:text-properties style:font-name="Verdana" fo:font-size="10pt" officeooo:rsid="0004d74d" style:font-name-asian="Times New Roman1" style:font-size-asian="10pt" style:font-name-complex="Times New Roman1" style:font-size-complex="10pt"/>
    </style:style>
    <style:style style:name="T20" style:family="text">
      <style:text-properties style:font-name="Verdana" fo:font-size="10pt" officeooo:rsid="0005a6cc" style:font-name-asian="Times New Roman1" style:font-size-asian="10pt" style:font-name-complex="Times New Roman1" style:font-size-complex="10pt"/>
    </style:style>
    <style:style style:name="T21" style:family="text">
      <style:text-properties style:font-name="Verdana" fo:font-size="10pt" officeooo:rsid="000757d2" style:font-name-asian="Times New Roman1" style:font-size-asian="10pt" style:font-name-complex="Times New Roman1" style:font-size-complex="10pt"/>
    </style:style>
    <style:style style:name="T22" style:family="text">
      <style:text-properties style:font-name="Verdana" fo:font-size="10pt" officeooo:rsid="0008c088" style:font-name-asian="Times New Roman1" style:font-size-asian="10pt" style:font-name-complex="Times New Roman1" style:font-size-complex="10pt"/>
    </style:style>
    <style:style style:name="T23" style:family="text">
      <style:text-properties style:font-name="Verdana" fo:font-size="10pt" officeooo:rsid="00098a2f" style:font-name-asian="Times New Roman1" style:font-size-asian="10pt" style:font-name-complex="Times New Roman1" style:font-size-complex="10pt"/>
    </style:style>
    <style:style style:name="T24" style:family="text">
      <style:text-properties style:font-name="Verdana" fo:font-size="10pt" officeooo:rsid="00193144" style:font-name-asian="Times New Roman1" style:font-size-asian="10pt" style:font-name-complex="Times New Roman1" style:font-size-complex="10pt"/>
    </style:style>
    <style:style style:name="T25" style:family="text">
      <style:text-properties style:font-name="Verdana" fo:font-size="10pt" officeooo:rsid="001ab72f" style:font-name-asian="Times New Roman1" style:font-size-asian="10pt" style:font-name-complex="Times New Roman1" style:font-size-complex="10pt"/>
    </style:style>
    <style:style style:name="T26" style:family="text">
      <style:text-properties style:font-name="Verdana" fo:font-size="10pt" officeooo:rsid="001c6787" style:font-name-asian="Times New Roman1" style:font-size-asian="10pt" style:font-name-complex="Times New Roman1" style:font-size-complex="10pt"/>
    </style:style>
    <style:style style:name="T27" style:family="text">
      <style:text-properties style:font-name="Verdana" fo:font-size="10pt" officeooo:rsid="001e4354" style:font-name-asian="Times New Roman1" style:font-size-asian="10pt" style:font-name-complex="Times New Roman1" style:font-size-complex="10pt"/>
    </style:style>
    <style:style style:name="T28" style:family="text">
      <style:text-properties fo:color="#222222" loext:opacity="100%" style:font-name="Verdana" fo:font-size="10pt" style:font-name-asian="Times New Roman1" style:font-size-asian="10pt" style:font-name-complex="Arial1" style:font-size-complex="10pt"/>
    </style:style>
    <style:style style:name="T29" style:family="text">
      <style:text-properties fo:color="#222222" loext:opacity="100%" style:font-name="Arial" fo:font-size="12pt" style:font-name-asian="Times New Roman1" style:font-size-asian="12pt" style:font-name-complex="Arial1" style:font-size-complex="12pt"/>
    </style:style>
    <style:style style:name="T30" style:family="text">
      <style:text-properties fo:color="#222222" loext:opacity="100%" style:font-name="Arial" fo:font-size="12pt" style:text-underline-style="solid" style:text-underline-width="auto" style:text-underline-color="font-color" style:font-name-asian="Times New Roman1" style:font-size-asian="12pt" style:font-name-complex="Arial1" style:font-size-complex="12pt"/>
    </style:style>
    <style:style style:name="T31" style:family="text">
      <style:text-properties fo:color="#222222" loext:opacity="100%" style:font-name="MS Gothic" fo:font-size="10pt" fo:font-weight="bold" style:font-name-asian="MS Gothic1" style:font-size-asian="10pt" style:font-weight-asian="bold" style:font-name-complex="Arial1" style:font-size-complex="10pt" style:font-weight-complex="bold"/>
    </style:style>
    <style:style style:name="T32" style:family="text">
      <style:text-properties fo:color="#222222" loext:opacity="100%" style:font-name="MS Gothic" fo:font-size="10pt" style:font-name-asian="MS Gothic1" style:font-size-asian="10pt" style:font-name-complex="Arial1" style:font-size-complex="10pt"/>
    </style:style>
    <style:style style:name="T33" style:family="text">
      <style:text-properties fo:color="#222222" loext:opacity="100%" style:font-name="Times New Roman" fo:font-size="7pt" style:font-name-asian="Times New Roman1" style:font-size-asian="7pt" style:font-name-complex="Times New Roman1" style:font-size-complex="7pt"/>
    </style:style>
    <style:style style:name="T34" style:family="text">
      <style:text-properties fo:color="#222222" loext:opacity="100%" style:font-name="Segoe UI Symbol" fo:font-size="10pt" style:font-name-asian="Times New Roman1" style:font-size-asian="10pt" style:font-name-complex="Arial1" style:font-size-complex="10pt"/>
    </style:style>
    <style:style style:name="T35" style:family="text">
      <style:text-properties fo:color="#000000" loext:opacity="100%"/>
    </style:style>
    <style:style style:name="T36" style:family="text">
      <style:text-properties fo:color="#000000" loext:opacity="100%" style:font-name="Arial" fo:font-size="10pt" fo:background-color="#ffffff" loext:char-shading-value="0" style:font-size-asian="10pt" style:font-name-complex="Arial1" style:font-size-complex="10pt"/>
    </style:style>
    <style:style style:name="T37" style:family="text">
      <style:text-properties fo:color="#000000" loext:opacity="100%" style:font-name="Arial" fo:font-size="10pt" fo:font-style="italic" fo:background-color="#ffffff" loext:char-shading-value="0" style:font-size-asian="10pt" style:font-style-asian="italic" style:font-name-complex="Arial1" style:font-size-complex="10pt" style:font-style-complex="italic"/>
    </style:style>
    <style:style style:name="T38" style:family="text">
      <style:text-properties fo:color="#000000" loext:opacity="100%" style:font-name="Verdana" fo:font-size="10pt" officeooo:rsid="002022ff" style:font-size-asian="10pt" style:font-size-complex="10pt"/>
    </style:style>
    <style:style style:name="T39" style:family="text">
      <style:text-properties fo:color="#000000" loext:opacity="100%" style:font-name="Verdana" fo:font-size="10pt" officeooo:rsid="0020efad"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Data Analytics Capstone Topic Approval Form</text:p>
      <text:p text:style-name="P2"/>
      <text:p text:style-name="P2"/>
      <text:p text:style-name="P9"><text:span text:style-name="T1">Student Name: </text:span><text:span text:style-name="T3">Tony Dunsworth</text:span></text:p>
      <text:p text:style-name="P1"/>
      <text:p text:style-name="P9"><text:span text:style-name="T1">Student ID: </text:span><text:span text:style-name="T3">000329564</text:span></text:p>
      <text:p text:style-name="P1"/>
      <text:p text:style-name="P9"><text:span text:style-name="T1">Capstone Project Name:</text:span><text:span text:style-name="T3"> Analysis of COVID-19 adjustments on 911 Operations in the City of Alexandria, VA</text:span></text:p>
      <text:p text:style-name="P1"/>
      <text:p text:style-name="P9"><text:span text:style-name="T1">Project Topic</text:span><text:span text:style-name="T3">: A statistical analysis of 911 Call Processing Times of the Alexandria, VA Department of Emergency and Customer Communication’s responses to the SARS-COV2 pandemic</text:span></text:p>
      <text:p text:style-name="P1"/>
      <text:p text:style-name="P4"/>
      <text:p text:style-name="P23">X This project does not involve human subjects research and is exempt from WGU IRB review.</text:p>
      <text:p text:style-name="P1"/>
      <text:p text:style-name="P1"/>
      <text:p text:style-name="P9"><text:span text:style-name="T1">Research Question: </text:span><text:span text:style-name="T3">Were the Alexandria VA DECC 911 Call Processing Times impacted by the department’s moves to continue operations during the SARS-COV2 pandemic?</text:span></text:p>
      <text:p text:style-name="P1"/>
      <text:p text:style-name="P20"><text:span text:style-name="T1">Hypothesis</text:span><text:span text:style-name="T3">: H0 is 911 Call Processing Times were not impacted by the department’s moves to continue operations during the SARS-COV2 pandemic</text:span></text:p>
      <text:p text:style-name="P1"/>
      <text:p text:style-name="P9"><text:span text:style-name="T1">Context: </text:span><text:span text:style-name="T3">In order to evolve 911 operations and to ensure a community is best served, most especially in a time of crisis such as the SARS-COV2 pandemic (Covid-19), analysis on the Public Safety Answer Point’s (PSAP) decisions to ensure operational continuity can provide insight as to the impact of decisions taken upon the PSAP’s time to answer and assign calls for service. In order to determine the full impact of those decisions, comparisons will be made to the previous. This provides for a fair evaluation to determine if the response times for answering and assigning calls are actually comparable to a year without modifications for the pandemic. </text:span><text:span text:style-name="T14">Previous analyses have been done within the National Capitol Region (NCR), specifically in Molntgomery County, Maryland in order to address multiple factor, including Public Safety Answering Point (PSAP) funding and staffing, adherence to performance standards, and the efficacy of technological tools to address those standards. (Kinsley 2009)</text:span></text:p>
      <text:p text:style-name="P1"/>
      <text:p text:style-name="P9"><text:span text:style-name="T1">Data: </text:span><text:span text:style-name="T3">The data to be used is Computer Aided Dispatch call data taken from January 01, 2019 to </text:span><text:span text:style-name="T4">January 01</text:span><text:span text:style-name="T3">, 20</text:span><text:span text:style-name="T4">20</text:span><text:span text:style-name="T3"> and from January 01, 2020 to </text:span><text:span text:style-name="T4">January</text:span><text:span text:style-name="T3"> 01, 202</text:span><text:span text:style-name="T4">1</text:span></text:p>
      <text:p text:style-name="P21"/>
      <table:table table:name="Table1" table:style-name="Table1">
        <table:table-column table:style-name="Table1.A"/>
        <table:table-column table:style-name="Table1.B"/>
        <table:table-row table:style-name="Table1.1">
          <table:table-cell table:style-name="Table1.A1" office:value-type="string">
            <text:p text:style-name="P5">Response_Date</text:p>
          </table:table-cell>
          <table:table-cell table:style-name="Table1.A1" office:value-type="string">
            <text:p text:style-name="P5">DateTime</text:p>
          </table:table-cell>
        </table:table-row>
        <table:table-row table:style-name="Table1.1">
          <table:table-cell table:style-name="Table1.A1" office:value-type="string">
            <text:p text:style-name="P5">Month</text:p>
          </table:table-cell>
          <table:table-cell table:style-name="Table1.A1" office:value-type="string">
            <text:p text:style-name="P5">Categorical</text:p>
          </table:table-cell>
        </table:table-row>
        <table:table-row table:style-name="Table1.1">
          <table:table-cell table:style-name="Table1.A1" office:value-type="string">
            <text:p text:style-name="P5">WeekNo</text:p>
          </table:table-cell>
          <table:table-cell table:style-name="Table1.A1" office:value-type="string">
            <text:p text:style-name="P5">Numeric (Discreet)</text:p>
          </table:table-cell>
        </table:table-row>
        <table:table-row table:style-name="Table1.1">
          <table:table-cell table:style-name="Table1.A1" office:value-type="string">
            <text:p text:style-name="P6">DOW</text:p>
          </table:table-cell>
          <table:table-cell table:style-name="Table1.A1" office:value-type="string">
            <text:p text:style-name="P5">Categorical</text:p>
          </table:table-cell>
        </table:table-row>
        <table:table-row table:style-name="Table1.1">
          <table:table-cell table:style-name="Table1.A1" office:value-type="string">
            <text:p text:style-name="P5">Hour</text:p>
          </table:table-cell>
          <table:table-cell table:style-name="Table1.A1" office:value-type="string">
            <text:p text:style-name="P5">Numeric (Discreet)</text:p>
          </table:table-cell>
        </table:table-row>
        <table:table-row table:style-name="Table1.1">
          <table:table-cell table:style-name="Table1.A1" office:value-type="string">
            <text:p text:style-name="P5">Shift</text:p>
          </table:table-cell>
          <table:table-cell table:style-name="Table1.A1" office:value-type="string">
            <text:p text:style-name="P5">Categorical</text:p>
          </table:table-cell>
        </table:table-row>
        <table:table-row table:style-name="Table1.1">
          <table:table-cell table:style-name="Table1.A1" office:value-type="string">
            <text:p text:style-name="P5">Priority_Number</text:p>
          </table:table-cell>
          <table:table-cell table:style-name="Table1.A1" office:value-type="string">
            <text:p text:style-name="P5">Numeric (Discreet)</text:p>
          </table:table-cell>
        </table:table-row>
        <table:table-row table:style-name="Table1.1">
          <table:table-cell table:style-name="Table1.A1" office:value-type="string">
            <text:p text:style-name="P5">Problem</text:p>
          </table:table-cell>
          <table:table-cell table:style-name="Table1.A1" office:value-type="string">
            <text:p text:style-name="P5">Categorical</text:p>
          </table:table-cell>
        </table:table-row>
        <table:table-row table:style-name="Table1.1">
          <table:table-cell table:style-name="Table1.A1" office:value-type="string">
            <text:p text:style-name="P5">Agency</text:p>
          </table:table-cell>
          <table:table-cell table:style-name="Table1.A1" office:value-type="string">
            <text:p text:style-name="P5">Categorical</text:p>
          </table:table-cell>
        </table:table-row>
        <table:table-row table:style-name="Table1.1">
          <table:table-cell table:style-name="Table1.A1" office:value-type="string">
            <text:p text:style-name="P5">MethodOfCallRcvd</text:p>
          </table:table-cell>
          <table:table-cell table:style-name="Table1.A1" office:value-type="string">
            <text:p text:style-name="P5">Categorical</text:p>
          </table:table-cell>
        </table:table-row>
        <table:table-row table:style-name="Table1.1">
          <table:table-cell table:style-name="Table1.A1" office:value-type="string">
            <text:p text:style-name="P6">T2Q</text:p>
          </table:table-cell>
          <table:table-cell table:style-name="Table1.A1" office:value-type="string">
            <text:p text:style-name="P6">Numeric (Continuous)</text:p>
          </table:table-cell>
        </table:table-row>
        <table:table-row table:style-name="Table1.1">
          <table:table-cell table:style-name="Table1.A1" office:value-type="string">
            <text:p text:style-name="P6">T2Disp</text:p>
          </table:table-cell>
          <table:table-cell table:style-name="Table1.A1" office:value-type="string">
            <text:p text:style-name="P6">Numeric (Continuous)</text:p>
          </table:table-cell>
        </table:table-row>
        <table:table-row table:style-name="Table1.1">
          <table:table-cell table:style-name="Table1.A1" office:value-type="string">
            <text:p text:style-name="P6">ProcTime</text:p>
          </table:table-cell>
          <table:table-cell table:style-name="Table1.A1" office:value-type="string">
            <text:p text:style-name="P6">Numeric (Continuous)</text:p>
          </table:table-cell>
        </table:table-row>
      </table:table>
      <text:p text:style-name="P22"/>
      <text:p text:style-name="P20"><text:span text:style-name="T3">Copies of the 2019 and 2020 data can </text:span><text:span text:style-name="T5">be found at </text:span><text:a xlink:type="simple" xlink:href="https://github.com/trdunsworth/WGU_Capstone" text:style-name="Internet_20_link" text:visited-style-name="Visited_20_Internet_20_Link"><text:span text:style-name="T5">https://github.com/trdunsworth/WGU_Capstone</text:span></text:a><text:span text:style-name="T5"> they are named full_set_2019.csv and full_set_2020.csv</text:span></text:p>
      <text:p text:style-name="P22"/>
      <text:p text:style-name="P22"><text:s/>The data is owned by the Department of Emergency and Customer Communications of the City of Alexandria, VA. I have secured permission from the director, Renee Gordon, to use data from 2019 and 2020 for this capstone. The director has allowed the use of the data in return for a copy of the results which is to be the introduction for a deeper study into the efficacy of the remote dispatcher operations and for discussions with APCO, an industry group interested in the survey as well.</text:p>
      <text:p text:style-name="P21"><text:soft-page-break/></text:p>
      <text:p text:style-name="P3"/>
      <text:p text:style-name="P9"><text:span text:style-name="T2">Data Gathering: </text:span><text:span text:style-name="T1"><text:s/></text:span><text:span text:style-name="T3">The data will be collected via a SQL Query from a Microsoft SQL Server 2016 database. Steps have been taken to ensure no identifiable information will be collected, analyzed, or presented to the committee.</text:span><text:span text:style-name="T17"> </text:span><text:span text:style-name="T18">The SQL query is as below: </text:span></text:p>
      <text:p text:style-name="P7"/>
      <text:p text:style-name="P15">SELECT Response_Date,</text:p>
      <text:p text:style-name="P15">DATENAME(MONTH, Response_Date) as [Month],</text:p>
      <text:p text:style-name="P15">CAST(DATEPART(WEEK, Response_Date)AS NVARCHAR(2)) AS [WeekNo],</text:p>
      <text:p text:style-name="P15">FORMAT(Response_Date, 'ddd') as [DOW],</text:p>
      <text:p text:style-name="P15">CAST(DATEPART(Hour, Response_Date) AS NVARCHAR(2)) AS [Hour],</text:p>
      <text:p text:style-name="P15">CASE</text:p>
      <text:p text:style-name="P15">WHEN DATEPART(HOUR, Response_Date) BETWEEN 6 AND 18 THEN 'DAY'</text:p>
      <text:p text:style-name="P15">ELSE 'NIGHT'</text:p>
      <text:p text:style-name="P15">END AS [Shift],</text:p>
      <text:p text:style-name="P15">Priority_Number,</text:p>
      <text:p text:style-name="P15">Problem,</text:p>
      <text:p text:style-name="P15">CASE</text:p>
      <text:p text:style-name="P15">WHEN Agency_Type = 'LAW' THEN 'POLICE'</text:p>
      <text:p text:style-name="P15">WHEN Agency_Type = 'FIRE' AND (Problem LIKE ('%ALS%') OR Problem LIKE ('%BLS%') OR Problem IN ('CONSTRUCTION SITE INJURY','PSYCHIATRIC EMERGENCY VIOLENT','PUBLIC SERVICE EMS')) THEN 'EMS'</text:p>
      <text:p text:style-name="P15">WHEN Agency_Type = 'FIRE' AND NOT (Problem LIKE ('%ALS%') OR Problem LIKE ('%BLS%') OR Problem IN ('CONSTRUCTION SITE INJURY','PSYCHIATRIC EMERGENCY VIOLENT','PUBLIC SERVICE EMS')) THEN 'FIRE'</text:p>
      <text:p text:style-name="P15">ELSE 'DECC'</text:p>
      <text:p text:style-name="P15">END AS [Agency],</text:p>
      <text:p text:style-name="P15">MethodOfCallRcvd,</text:p>
      <text:p text:style-name="P15">DATEDIFF(SECOND, Fixed_Time_PhonePickUp, Fixed_Time_CallEnteredQueue) AS [T2Q],</text:p>
      <text:p text:style-name="P15">DATEDIFF(SECOND, Fixed_Time_CallEnteredQueue, Time_First_Unit_Assigned) AS [T2Disp],</text:p>
      <text:p text:style-name="P15">DATEDIFF(SECOND, Fixed_Time_PhonePickUp, Fixed_Time_CallTakingComplete) AS [ProcTime]</text:p>
      <text:p text:style-name="P15">FROM dbo.Response_Master_Incident</text:p>
      <text:p text:style-name="P15">WHERE Response_Date BETWEEN '2019-01-01' AND '2020-01-01'</text:p>
      <text:p text:style-name="P15">AND CallTaking_Performed_By IN (SELECT Emp_Name FROM Personnel WHERE Emp_ID BETWEEN '4000' AND '4100')</text:p>
      <text:p text:style-name="P15">AND (Time_First_Unit_Assigned != '' OR Time_First_Unit_Assigned IS NOT NULL)</text:p>
      <text:p text:style-name="P15">AND Fixed_Time_PhonePickUp IS NOT NULL</text:p>
      <text:p text:style-name="P15">AND Problem NOT LIKE '%MUTUAL%'</text:p>
      <text:p text:style-name="P15">AND (Call_Disposition NOT IN ('TEST1-TEST CALL', 'TST-Test Call', 'TEST-Test Call','DUPPD-Duplicate Police','DUPFD-Duplicate Call Fire','IS-SYSTEM BACK IN SERVICE','SYSTEM BACK IN SERVICE') OR Call_Disposition IS NULL)</text:p>
      <text:p text:style-name="P15">ORDER BY Response_Date</text:p>
      <text:p text:style-name="P15">;</text:p>
      <text:p text:style-name="P7"/>
      <text:p text:style-name="P16"><text:span text:style-name="T18">T</text:span><text:span text:style-name="T17">he select statement starts with Response_Date field which is the definitive start of the clock </text:span><text:span text:style-name="T19">for all incidents in the CAD system. The next fields break that field apart into smaller units for comparison and additional bivariate analysis of the three continuous numeric variables. </text:span><text:span text:style-name="T20">They breakdowns include the month in character abbreviation, the week number, the day of the week, and the hour of the day. The latter will be useful in some multivariate analyses to start identifying additional trends throughout a twenty four hour day. The values for the shift variable are defined by the hour of the incident. The City of Alexandria runs two twelve hour shifts for their Emergency Communications personnel. They run from 6 AM to 6 PM and from 6 PM to 6 AM. The city defines for each problem type a priority number ranging from 1 as the most important to 8 as the least important. </text:span><text:span text:style-name="T21">Since the department has targeted metrics for handling calls of different priority levels, this variable’s inclusion allows for a quick analysis of the department’s ability to meet their target metrics. The problem type identifies the reason for the call for emergency services. This can be used to analyze the handling times to see if certain problem types are handled at a much faster or slower rate than others. After that, the requested agency is identified. In the </text:span><text:soft-page-break/><text:span text:style-name="T21">city, EMS services are provided by the Fire Department, but they are broken out and analyzed separately as there are different response requirements for those calls from non EMS calls. The next variable, MethodOfCallRcvd, details how the call </text:span><text:span text:style-name="T22">for service came to the center. The final three columns, T2Q (Time to Queue), T2Disp (Time to Dispatch), and ProcTime (Processing Time) are computed columns documenting the amount of time, in seconds, needed for each call to move through the DECC work cycle. T2Q measures the number of seconds from the call pick up by the call taker to the time it is released to the dispatch queue and available for a radio dispatcher to assign to the needed units for assistance. T2Proc measures the time from the entry int o queue and, therefore, ready for dispatch to the time the first unit is assigned to respond to the incident. ProcTime measures the time from phone pickup to the assignment of the first unit to the call. </text:span></text:p>
      <text:p text:style-name="P8"/>
      <text:p text:style-name="P17"><text:span text:style-name="T22">I</text:span><text:span text:style-name="T17">n the query, there are limiting factors to restrict the number of calls returned for analysis. The first of these is the date range for the Response_Date variable. The data set is further </text:span><text:span text:style-name="T23">restricted to ensure the person entering the call into the system is a DECC employee. In the Personnel table their id range is from 4000 to 4999 inclusive, but the call taker’s name is directly entered into this database, so the restrictor is a sub-query to isolate the correct range of employees. This prevents officer initiated traffic stops or mutual aid calls from being added to the data set since neither involves the call taker in the call process. Next, the data set is further restricted by ensuring the calls are registered as assigned to a unit for response. The data set is also restricted by ensuring that we have a clear time the call was answered so the clock start time is valid. Finally, we ensure that mutual aid calls are fully restricted and we remove calls which are either test calls placed to check the overall system health or that calls are not included which were never completed since there is no disposition to the call. </text:span></text:p>
      <text:p text:style-name="P3"/>
      <text:p text:style-name="P9"><text:span text:style-name="T2">Data Analytic Tools and Techniques</text:span><text:span text:style-name="T17">: </text:span><text:span text:style-name="T3">The analysis will start with baseline exploratory data analysis of both the 2019 and 2020 data. </text:span><text:span text:style-name="T6">Since there is a high likelihood that the three co</text:span><text:span text:style-name="T7">ntinuous numeric variables will not be regularly distributed, </text:span><text:span text:style-name="T8">we will need to adjust the analytic </text:span><text:span text:style-name="T9">techniques to account for that assumption. The tool to access and run these test will be R. It is designed specifically for advanced statistical and analytical methods. It has all the necessary non-parametric tests available with a minimum of additional libraries. While other </text:span><text:span text:style-name="T10">languages can handle these tasks well, R has most everything built in with only a few </text:span><text:span text:style-name="T11">libraries which would be needed. </text:span><text:span text:style-name="T16">(Minitab 2020)</text:span></text:p>
      <text:p text:style-name="P26"/>
      <text:p text:style-name="P18"><text:span text:style-name="T11">B</text:span><text:span text:style-name="T3">ecause the assumption is that the data is not normally </text:span><text:span text:style-name="T12">distributed, comparison between the two years worth of data will be done through various Kruskal-Wallis tests. In order to look at the collective means inside an individual year, this analysis will employ Wilcoxon Rank Sum tests as well as Spearman’s rank correlation. Per Tonya Hoskins of the Mayo Clinic, these tests are best called for when using non-normally distributed data. </text:span><text:span text:style-name="T15">(Hoskin 2019)</text:span></text:p>
      <text:p text:style-name="P24"/>
      <text:p text:style-name="P20"><text:span text:style-name="T2">Justification of Tools/Techniques:</text:span><text:span text:style-name="T17"> <text:s/></text:span><text:span text:style-name="T24">A preliminary investigation of this data </text:span><text:span text:style-name="T25">indicates the data is not normally distributed, so the non-parametric analytical methods are called for to properly analyze and </text:span><text:span text:style-name="T26">gain additional insights into the data. These methods are easily available and applied </text:span><text:span text:style-name="T27">through the R programming language. The language can be run from two separate IDEs, Rstudio and Rkward, several text editors including Visual Studio Code and Sublime Text, and through Jupyter Notebooks. The code is easily reproducible in any environment in which R is present and the source files are accessible.</text:span></text:p>
      <text:p text:style-name="P1"/>
      <text:p text:style-name="P9"><text:span text:style-name="T1">Project Outcomes</text:span><text:span text:style-name="T3">: </text:span><text:span text:style-name="Placeholder_20_Text"><text:span text:style-name="T13">T</text:span></text:span><text:span text:style-name="Placeholder_20_Text"><text:span text:style-name="T38">he anticipated outcomes are insights into how the SARS-COV2 (Covid19) virus impacted 911 Dispatch operations throughout 2020, how those operations adapted to the challenges, and determine if there are any overall trends from 2019 to 2020 which could carry forward into 2021 and beyond. We also anticipate looking at how the call types changed throughout the pandemic and if th</text:span></text:span><text:span text:style-name="Placeholder_20_Text"><text:span text:style-name="T39">ose changes lead to additional insights into community trends and how DECC can work with partners in the Alexandria Police Department and Alexandria Fire Department to best work with those insights to improve responses to the community. </text:span></text:span></text:p>
      <text:p text:style-name="P1"/>
      <text:p text:style-name="P13">Institutional Review Board Quiz and Approval</text:p>
      <text:p text:style-name="P11"/>
      <text:p text:style-name="P10"><text:span text:style-name="T28">Have you read and understood the “Human Subjects FAQ” page and completed the “Human Subjects FAQ Quiz” at the WGU Institutional Review Board (IRB) website? (</text:span><text:span text:style-name="T29">https://irb.wgu.edu/info/Pages/Home.aspx</text:span><text:span text:style-name="T28">)</text:span></text:p>
      <text:p text:style-name="P14"> </text:p>
      <text:p text:style-name="P10"><text:span text:style-name="T31">☒</text:span><text:span text:style-name="T28"> Yes, I have read and understood the “Human Subjects FAQ” and have provided email proof of my completed quiz in appendix A. (</text:span><text:span text:style-name="T29">https://irb.wgu.edu/info/Pages/Human-Subjects-FAQ-Quiz.aspx</text:span><text:span text:style-name="T28">)</text:span></text:p>
      <text:p text:style-name="P12"/>
      <text:p text:style-name="P10"><text:span text:style-name="T32">☐</text:span><text:span text:style-name="T28"> No, I have not completed the Human Subjects FAQ quiz.</text:span></text:p>
      <text:p text:style-name="P12"><text:soft-page-break/></text:p>
      <text:p text:style-name="P14">Assess whether your capstone proposal complies with WGU’s IRB standards for exemption status. Explain why you believe the proposed project complies with the standards for exemption status. If it does not, make arrangements with a course mentor and the IRB for approval.</text:p>
      <text:p text:style-name="P12"/>
      <text:p text:style-name="P10"><text:span text:style-name="T32">☒</text:span><text:span text:style-name="T28"> The research complies with WGU’s IRB exemption status because:</text:span></text:p>
      <text:p text:style-name="P12"/>
      <text:p text:style-name="P10"><text:span text:style-name="T29">-</text:span><text:span text:style-name="T33">         </text:span><text:span text:style-name="T29">Research involving the collection or study of freely available de-identified </text:span><text:span text:style-name="T30">existing</text:span><text:span text:style-name="T29"> data</text:span></text:p>
      <text:p text:style-name="P10"><text:span text:style-name="T29">-</text:span><text:span text:style-name="T33">         </text:span><text:span text:style-name="T29">Research that does not employ methodology on human subjects.</text:span></text:p>
      <text:p text:style-name="P12"/>
      <text:p text:style-name="P10"><text:span text:style-name="T34">☐</text:span><text:span text:style-name="T28"> The research requires approval from WGU’s IRB because:</text:span></text:p>
      <text:p text:style-name="P12"/>
      <text:p text:style-name="P12"/>
      <text:p text:style-name="P11"/>
      <text:p text:style-name="P12"/>
      <text:p text:style-name="P10"><text:span text:style-name="T32">☐</text:span><text:span text:style-name="T28"> Yes, I would like to schedule a conference to discuss my project.</text:span></text:p>
      <text:p text:style-name="P12"/>
      <text:p text:style-name="P12"/>
      <text:p text:style-name="P11"/>
      <text:p text:style-name="P12"/>
      <text:p text:style-name="P14">To be filled out by a course mentor:</text:p>
      <text:p text:style-name="P12"/>
      <text:p text:style-name="P10"><text:span text:style-name="T32">☐</text:span><text:span text:style-name="T28"> The research is exempt from an IRB Review.</text:span></text:p>
      <text:p text:style-name="P12"/>
      <text:p text:style-name="P10"><text:span text:style-name="T34">☐</text:span><text:span text:style-name="T28"> An IRB approval is in place (provide proof in appendix B).</text:span></text:p>
      <text:p text:style-name="P12"/>
      <text:p text:style-name="P14">Course Mentor’s Approval Status: Select one</text:p>
      <text:p text:style-name="P12"/>
      <text:p text:style-name="P14">Date: Click here to enter a date.</text:p>
      <text:p text:style-name="P12"/>
      <text:p text:style-name="P14">Reviewed by: Click here to enter text.</text:p>
      <text:p text:style-name="P12"/>
      <text:p text:style-name="P14">Comments: Click here to enter text.</text:p>
      <text:p text:style-name="P1"><text:bookmark text:name="_GoBack"/></text:p>
      <text:p text:style-name="P1"/>
      <text:p text:style-name="P9"><text:span text:style-name="T1">Projected Project End Date</text:span><text:span text:style-name="T3">: </text:span><field:fieldmark-start text:name="__Fieldmark__509_2033089940" field:type="vnd.oasis.opendocument.field.FORMDATE"><field:param field:name="DateField_CurrentDate" field:value="2021-02-28"/><field:param field:name="DateField_DateFormat" field:value="M/d/yyyy"/><field:param field:name="DateField_DateFormat_Language" field:value="en-US"/></field:fieldmark-start><text:span text:style-name="Placeholder_20_Text"><text:span text:style-name="T3">2/28/2021</text:span></text:span><field:fieldmark-end/></text:p>
      <text:p text:style-name="P1"/>
      <text:p text:style-name="P9"><text:span text:style-name="T1">Sources</text:span><text:span text:style-name="T3">: </text:span><text:span text:style-name="T36">Kinsley, J., 2009. </text:span><text:span text:style-name="T37">Analysis Of 9-1-1 Call Processing Times</text:span><text:span text:style-name="T36">. [online] Hsdl.org. Available at: &lt;https://www.hsdl.org/?view&amp;did=692620&gt; [Accessed 13 November 2020]. <text:s text:c="3"/><text:tab/><text:tab/><text:tab/><text:tab/><text:tab/><text:tab/></text:span><text:span text:style-name="T35">Gates, David. “Call Processing Time 1 Running Head: Emergency Service Call Processing Time Executive Analysis of Fire Service Operations in Emergency Management Emergency Service Call Processing Time.” National Fire Academy, 2007. ‌ </text:span></text:p>
      <text:p text:style-name="P9"><text:span text:style-name="T35"/></text:p>
      <text:p text:style-name="P29"><text:span text:style-name="T35">Hoskin, Tonya. “Parametric and Nonparametric: Demystifying the Terms.” Mayo Clinic, 2019. </text:span></text:p>
      <text:p text:style-name="P29"><text:span text:style-name="T35"/></text:p>
      <text:p text:style-name="P29"><text:span text:style-name="T35">“Tips and Tricks for Analyzing Non-Normal Data.” Minitab Inc, 2020. </text:span></text:p>
      <text:p text:style-name="P9"><text:span text:style-name="T35"/></text:p>
      <text:p text:style-name="P1"/>
      <text:p text:style-name="P1"/>
      <text:p text:style-name="P1">Course Instructor Signature/Date: <text:s/></text:p>
      <text:p text:style-name="P1"/>
      <text:p text:style-name="P1"/>
      <text:p text:style-name="P1">https://www.dropbox.com/home/WGU/Capstone%20Project</text:p>
      <text:p text:style-name="P1"/>
      <text:p text:style-name="P4"/>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Inconsolata" svg:font-family="Inconsolata" style:font-pitch="fixed"/>
    <style:font-face style:name="Arial" svg:font-family="Arial" style:font-family-generic="roman" style:font-pitch="variable"/>
    <style:font-face style:name="Calibri" svg:font-family="Calibri" style:font-family-generic="roman" style:font-pitch="variable"/>
    <style:font-face style:name="MS Gothic" svg:font-family="'MS Gothic'" style:font-family-generic="roman" style:font-pitch="variable"/>
    <style:font-face style:name="Segoe UI" svg:font-family="'Segoe UI'"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MS Gothic1" svg:font-family="'MS Gothic'"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ＭＳ 明朝"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ＭＳ 明朝"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Revision" style:family="paragraph" style:default-outline-level="">
      <style:paragraph-properties fo:margin-top="0in" fo:margin-bottom="0in" style:contextual-spacing="false" fo:line-height="100%" fo:text-align="start" style:justify-single-word="false" fo:orphans="2" fo:widows="2" style:writing-mode="lr-tb"/>
    </style:style>
    <style:style style:name="Normal1" style:family="paragraph" style:default-outline-level="">
      <style:paragraph-properties fo:margin-top="0in" fo:margin-bottom="0.139in" style:contextual-spacing="false" fo:line-height="115%" fo:text-align="start" style:justify-single-word="false" fo:orphans="2" fo:widows="2" style:writing-mode="lr-tb"/>
      <style:text-properties fo:color="#000000"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eHuff</meta:initial-creator>
    <meta:editing-cycles>13</meta:editing-cycles>
    <meta:creation-date>2020-11-13T15:12:00</meta:creation-date>
    <dc:date>2021-02-11T14:10:34.647236209</dc:date>
    <meta:editing-duration>PT6H14M33S</meta:editing-duration>
    <meta:generator>LibreOffice/7.0.4.2$Linux_X86_64 LibreOffice_project/00$Build-2</meta:generator>
    <meta:document-statistic meta:table-count="1" meta:image-count="0" meta:object-count="0" meta:page-count="5" meta:paragraph-count="99" meta:word-count="1928" meta:character-count="12637" meta:non-whitespace-character-count="10772"/>
    <meta:user-defined meta:name="AppVersion">16.0000</meta:user-defined>
    <meta:user-defined meta:name="Company">Microsoft</meta:user-defined>
    <meta:user-defined meta:name="ContentTypeId">0x010100C39F2A75005F2D43B30369DAED2CCB1C</meta:user-defined>
    <meta:template xlink:type="simple" xlink:actuate="onRequest" xlink:title="Normal" xlink:href=""/>
  </office:meta>
</office:document-meta>
</file>